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3" svg:font-family="Arial"/>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language-asian="ja" style:country-asian="JP"/>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font-style-asian="normal" style:font-weight-asian="normal"/>
    </style:style>
    <style:style style:name="P4"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P5"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T1" style:family="text">
      <style:text-properties fo:font-variant="normal" fo:text-transform="none" fo:color="#222222" fo:letter-spacing="normal" style:font-name-asian="Arial1" style:font-size-asian="12pt" style:font-style-asian="normal" style:font-weight-asian="normal"/>
    </style:style>
    <style:style style:name="T2" style:family="text">
      <style:text-properties fo:font-variant="normal" fo:text-transform="none" fo:color="#222222" fo:letter-spacing="normal" style:font-name-asian="Arial1" style:font-size-asian="12pt" style:language-asian="ja" style:country-asian="JP" style:font-style-asian="normal" style:font-weight-asian="normal"/>
    </style:style>
    <style:style style:name="T3" style:family="text">
      <style:text-properties fo:font-variant="normal" fo:text-transform="none" fo:color="#222222" style:font-name="Arial1" fo:font-size="12pt" fo:letter-spacing="normal" fo:font-style="normal" fo:font-weight="normal"/>
    </style:style>
    <style:style style:name="T4"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pan><text:span text:style-name="T2">志望動機</text:span></text:p>
      <text:p text:style-name="P3"/>
      <text:p text:style-name="P4">自分はこれまで大手メーカーを渡り歩く形でお仕事をさせていただいておりそれぞれの場所で結果もだしていましたが、開発に関わる内容がワンパターン化してきており技術の向上や知識のアップデートが近年おろそかになっている気がしておりました。</text:p>
      <text:p text:style-name="P2"><text:span text:style-name="T2">そこでもっと今以上に様々な開発経験を積みたいと思っていたところ、御社の</text:span><text:span text:style-name="T1">デベロッパー</text:span> <text:span text:style-name="T4">としての様々な業務ができそうな可能性がある点とアンリアルエンジンやUnityでの実験プロジェクトのようなオープンな技術実験についての記事を見かけまして、ここでさらなる経験を積ませていただきながらお仕事をさせていただければと思い応募しました。</text:span></text:p>
      <text:p text:style-name="P4"/>
      <text:p text:style-name="P2"><text:line-break/><text:span text:style-name="T1">・自己紹介</text:span></text:p>
      <text:p text:style-name="P4">宮脇秀則と申します、新卒でゲームプログラマーになってから、コンシューマ、Webソーシャル、スマホアプリと時代の変化に合わせて言語やプラットフォームにとらわれず技術者として今日まで仕事をして成果を出してきました、最近ではリーダー業務をやらせてもらうことも多くそちらでも周囲と協力して業務をスムーズに行えるように成果を出してきました。これらの経験を生かして今後もより良いゲームを作りたいと思っております、よろしくお願いいたします。</text:p>
      <text:p text:style-name="P2"><text:line-break/><text:span text:style-name="T1">・退職理由</text:span></text:p>
      <text:p text:style-name="P4">今月の３日に人事の方からの呼び出しを受け、そこで会社都合で今月末で退社していただくとのことを受けまして会社都合の条件事態は全然悪くなく保護なども手厚かったので、とどまることもできましたがこの状態で無理にとどまるよりはいい機会でもあるかと思ったので前向きに受け止めてやりたいことを求めて次の業務を目指して退職するようにいたしました。</text:p>
      <text:p text:style-name="P3"/>
      <text:p text:style-name="P2"><text:span text:style-name="T1">・入社した場合に力を発揮できそうな点は？</text:span> </text:p>
      <text:p text:style-name="P1">様々なプラットフォームでの開発経験を生かし、周囲と協力してゲーム開発を進める点です。</text:p>
      <text:p text:style-name="P3"/>
      <text:p text:style-name="P3"/>
      <text:p text:style-name="P3">・ 今転職活動をしていると思うが、条件はいかがでしょうか？</text:p>
      <text:p text:style-name="P4">金銭や立場よりも今後を見据えた経験を重視しています。出せるであろう実績をもってキャリアアップという想定をしております。</text:p>
      <text:p text:style-name="P3"><text:line-break/>・今までのどの様な経験からスキルを発揮できますか？ </text:p>
      <text:p text:style-name="P4">コンシューマ、Webソーシャル、スマホアプリで培った経験からスキルを発揮します。</text:p>
      <text:p text:style-name="P3"/>
      <text:p text:style-name="P3">・仕事で楽しい・良かった点を教えてください。</text:p>
      <text:p text:style-name="P4">これと思って、出したアイデア通りにスムーズにものが作れた時</text:p>
      <text:p text:style-name="P3"><text:line-break/>・仕事のやりがいは？ </text:p>
      <text:p text:style-name="P4">考えたものが形になるというのは楽しい</text:p>
      <text:p text:style-name="P3"/>
      <text:p text:style-name="P3">・入社して何がしたいか</text:p>
      <text:p text:style-name="P4">さまざまなジャンルのゲームを作りたい</text:p>
      <text:p text:style-name="P3"><text:line-break/>・入社して何が出来るか</text:p>
      <text:p text:style-name="P4">これまでの開発経験を生かしてゲーム制作に貢献する</text:p>
      <text:p text:style-name="P3"><text:line-break/>・ 入社後にどうなりたいか</text:p>
      <text:p text:style-name="P4">バリバリとゲームを作れるようになりたい</text:p>
      <text:p text:style-name="P3"><text:line-break/>・どういう人間になりたいか</text:p>
      <text:p text:style-name="P4"><text:soft-page-break/>ひたすらいいものを作れる人間</text:p>
      <text:p text:style-name="P3"><text:line-break/>・前職ではそういう人間だったか</text:p>
      <text:p text:style-name="P4">だったとは思いたい</text:p>
      <text:p text:style-name="P3"><text:line-break/>・何が一番長く関わっている仕事はりますか？</text:p>
      <text:p text:style-name="P4">時間的にはソーシャルゲームになるのかもしれないです</text:p>
      <text:p text:style-name="P3"><text:line-break/>・今までできつかった仕事は？ </text:p>
      <text:p text:style-name="P3">Jubeat plus <text:span text:style-name="T4">で一からすべてライブラリを自分で書いた</text:span></text:p>
      <text:p text:style-name="P3"/>
      <text:p text:style-name="P3">・複数の会社から内定をもらえた場合、決め手になるものはなんでしょうか？ </text:p>
      <text:p text:style-name="P4">やりがいというか業務内容です</text:p>
      <text:p text:style-name="P4"/>
      <text:p text:style-name="P4">・それをチーム開発でやっていますか？</text:p>
      <text:p text:style-name="P4">業務としてチームでやってます</text:p>
      <text:p text:style-name="P1"><text:line-break/><text:span text:style-name="T1">・新しい技術に触れたり知識の向上に繋がっていますか？</text:span></text:p>
      <text:p text:style-name="P4">近年は怠っている状態にはなってしまっています。</text:p>
      <text:p text:style-name="P1"><text:line-break/><text:span text:style-name="T1">・普段どのようなゲームをプレイしていますか？</text:span></text:p>
      <text:p text:style-name="P4"/>
      <text:p text:style-name="P1"><text:line-break/><text:span text:style-name="T1">・カンファレンスなどには行かれていますか？</text:span></text:p>
      <text:p text:style-name="P4">会社からのサポートがある場合は行くときはあります。</text:p>
      <text:p text:style-name="P1"><text:line-break/><text:span text:style-name="T1">・開発ではどのような業務・開発のフローなどでしたか？</text:span></text:p>
      <text:p text:style-name="P4">全般的にやるので提案・実装・修正等幅広くはやっています。</text:p>
      <text:p text:style-name="P1"><text:line-break/><text:span text:style-name="T3">.</text:span><text:span text:style-name="T1">・マネジメントを仮にするならば、どうでしょうか？</text:span></text:p>
      <text:p text:style-name="P4">やってみたいとも思いますが、技術的なところを優先したいです。</text:p>
      <text:p text:style-name="P1"><text:line-break/><text:span text:style-name="T1">・他にどのような会社を受けていますか？</text:span></text:p>
      <text:p text:style-name="P4">作りたいIPがあるところや技術的なところを優先したものです。</text:p>
      <text:p text:style-name="P1"><text:line-break/><text:span text:style-name="T1">・入りたい会社はあるか？</text:span></text:p>
      <text:p text:style-name="P4">あります</text:p>
      <text:p text:style-name="P1"><text:line-break/><text:span text:style-name="T1">・転職先を決めるにあたって重要視していることは何ですか？</text:span></text:p>
      <text:p text:style-name="P4">そこでゲームが作りたいものがあるか</text:p>
      <text:p text:style-name="P1"><text:line-break/><text:span text:style-name="T1">・いつから働けるか？</text:span></text:p>
      <text:p text:style-name="P4">11月半ば</text:p>
      <text:p text:style-name="P1"><text:line-break/><text:span text:style-name="T1">・希望年収は？</text:span><text:line-break/><text:span text:style-name="T1">　５５０万程度</text:span><text:line-break/><text:span text:style-name="T1">・休日は何をしていますか？</text:span><text:line-break/><text:span text:style-name="T1">ライブに行きます。</text:span></text:p>
      <text:p text:style-name="P1"><text:line-break/><text:span text:style-name="T1">・質問はありますか？</text:span><text:span text:style-name="T3">(</text:span><text:span text:style-name="T1">必ず質問をしてください</text:span><text:span text:style-name="T3">)</text:span><text:line-break/>20本ほど常に動いているというのを見たのですが、<text:span text:style-name="T1">表立っての業務履歴に残らないのはどうなっているのか？</text:span></text:p>
      <text:p text:style-name="P4"><text:soft-page-break/></text:p>
      <text:p text:style-name="P4">やる仕事はコンシューマーメインでモバイルだったりするのか？</text:p>
      <text:p text:style-name="P4"/>
      <text:p text:style-name="P4">Ipもの関われるか</text:p>
      <text:p text:style-name="P4"/>
      <text:p text:style-name="P1"><text:span text:style-name="T1">メインで使っている開発環境は？</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宮脇 秀則</meta:initial-creator>
    <meta:creation-date>2024-10-26T12:02:26.62</meta:creation-date>
    <dc:date>2024-10-28T19:05:04.96</dc:date>
    <dc:creator>宮脇 秀則</dc:creator>
    <meta:editing-duration>P1DT13H43M8S</meta:editing-duration>
    <meta:editing-cycles>7</meta:editing-cycles>
    <meta:generator>OpenOffice.org/3.3$Win32 OpenOffice.org_project/330m20$Build-9567</meta:generator>
    <meta:document-statistic meta:table-count="0" meta:image-count="0" meta:object-count="0" meta:page-count="3" meta:paragraph-count="57" meta:word-count="908" meta:character-count="1826"/>
  </office:meta>
</office:document-meta>
</file>